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1">
      <style:table-cell-properties fo:background-color="transparent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Normální_20_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zona</text:p>
          </table:table-cell>
          <table:table-cell table:style-name="Default" office:value-type="string" calcext:value-type="string">
            <text:p>plyn</text:p>
          </table:table-cell>
          <table:table-cell office:value-type="string" calcext:value-type="string">
            <text:p>R_d</text:p>
          </table:table-cell>
          <table:table-cell office:value-type="string" calcext:value-type="string">
            <text:p>R_d_er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dpar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2.04204" calcext:value-type="float">
            <text:p>72,04204</text:p>
          </table:table-cell>
          <table:table-cell office:value-type="float" office:value="4.6333300602677" calcext:value-type="float">
            <text:p>4,63333006026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.993295248" calcext:value-type="float">
            <text:p>68,993295248</text:p>
          </table:table-cell>
          <table:table-cell office:value-type="float" office:value="2.46469858586828" calcext:value-type="float">
            <text:p>2,464698585868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0.5243" calcext:value-type="float">
            <text:p>290,5243</text:p>
          </table:table-cell>
          <table:table-cell office:value-type="float" office:value="52.097181847959" calcext:value-type="float">
            <text:p>52,0971818479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.9" calcext:value-type="float">
            <text:p>12,9</text:p>
          </table:table-cell>
          <table:table-cell office:value-type="float" office:value="192.502912054205" calcext:value-type="float">
            <text:p>192,50291205420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.3773216" calcext:value-type="float">
            <text:p>41,3773216</text:p>
          </table:table-cell>
          <table:table-cell office:value-type="float" office:value="4.72078927051988" calcext:value-type="float">
            <text:p>4,720789270519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83.68254" calcext:value-type="float">
            <text:p>383,68254</text:p>
          </table:table-cell>
          <table:table-cell office:value-type="float" office:value="29.052449877604" calcext:value-type="float">
            <text:p>29,0524498776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.9" calcext:value-type="float">
            <text:p>12,9</text:p>
          </table:table-cell>
          <table:table-cell office:value-type="float" office:value="193.552432841535" calcext:value-type="float">
            <text:p>193,55243284153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82.61212" calcext:value-type="float">
            <text:p>1682,61212</text:p>
          </table:table-cell>
          <table:table-cell office:value-type="float" office:value="89.1430030133431" calcext:value-type="float">
            <text:p>89,1430030133431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339.75556099788" calcext:value-type="float">
            <text:p>339,7555609978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302.5314" calcext:value-type="float">
            <text:p>1302,5314</text:p>
          </table:table-cell>
          <table:table-cell office:value-type="float" office:value="38.1312775184215" calcext:value-type="float">
            <text:p>38,13127751842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358.469359215765" calcext:value-type="float">
            <text:p>358,46935921576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0.07799" calcext:value-type="float">
            <text:p>150,07799</text:p>
          </table:table-cell>
          <table:table-cell office:value-type="float" office:value="15.7750629649849" calcext:value-type="float">
            <text:p>15,77506296498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7.44693" calcext:value-type="float">
            <text:p>157,44693</text:p>
          </table:table-cell>
          <table:table-cell office:value-type="float" office:value="4.03345688368194" calcext:value-type="float">
            <text:p>4,033456883681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4.83252" calcext:value-type="float">
            <text:p>164,83252</text:p>
          </table:table-cell>
          <table:table-cell office:value-type="float" office:value="8.28773736211989" calcext:value-type="float">
            <text:p>8,287737362119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.6564" calcext:value-type="float">
            <text:p>15,6564</text:p>
          </table:table-cell>
          <table:table-cell office:value-type="float" office:value="0.748337823484341" calcext:value-type="float">
            <text:p>0,7483378234843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3.39336" calcext:value-type="float">
            <text:p>203,39336</text:p>
          </table:table-cell>
          <table:table-cell office:value-type="float" office:value="9.15292194744986" calcext:value-type="float">
            <text:p>9,152921947449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.2" calcext:value-type="float">
            <text:p>16,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8.99627368" calcext:value-type="float">
            <text:p>188,99627368</text:p>
          </table:table-cell>
          <table:table-cell office:value-type="float" office:value="4.73052974457402" calcext:value-type="float">
            <text:p>4,730529744574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.2" calcext:value-type="float">
            <text:p>16,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80.60117935" calcext:value-type="float">
            <text:p>80,60117935</text:p>
          </table:table-cell>
          <table:table-cell office:value-type="float" office:value="9.66479766354584" calcext:value-type="float">
            <text:p>9,664797663545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.2" calcext:value-type="float">
            <text:p>16,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28.63548" calcext:value-type="float">
            <text:p>728,63548</text:p>
          </table:table-cell>
          <table:table-cell office:value-type="float" office:value="18.2187288670778" calcext:value-type="float">
            <text:p>18,21872886707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.2" calcext:value-type="float">
            <text:p>16,2</text:p>
          </table:table-cell>
          <table:table-cell office:value-type="float" office:value="230.880989782151" calcext:value-type="float">
            <text:p>230,880989782151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9.90569" calcext:value-type="float">
            <text:p>99,90569</text:p>
          </table:table-cell>
          <table:table-cell office:value-type="float" office:value="4.99849348583921" calcext:value-type="float">
            <text:p>4,998493485839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.2" calcext:value-type="float">
            <text:p>16,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7.57801" calcext:value-type="float">
            <text:p>547,57801</text:p>
          </table:table-cell>
          <table:table-cell office:value-type="float" office:value="16.4387290680847" calcext:value-type="float">
            <text:p>16,43872906808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.2" calcext:value-type="float">
            <text:p>16,2</text:p>
          </table:table-cell>
          <table:table-cell office:value-type="float" office:value="96.5385578564025" calcext:value-type="float">
            <text:p>96,5385578564025</text:p>
          </table:table-cell>
          <table:table-cell table:number-columns-repeated="2"/>
          <table:table-cell table:style-name="ce1"/>
        </table:table-row>
        <table:table-row table:style-name="ro1">
          <table:table-cell/>
          <table:table-cell table:style-name="Default"/>
          <table:table-cell table:number-columns-repeated="7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date-style style:name="N112">
      <number:month/>
      <number:text>.</number:text>
      <number:day/>
      <number:text>.</number:text>
      <number:year number:style="long"/>
    </number:date-style>
    <number:number-style style:name="N113">
      <number:number number:decimal-places="1" loext:min-decimal-places="1" number:min-integer-digits="1"/>
      <number:text>°C</number:text>
    </number:number-style>
    <number:number-style style:name="N114">
      <number:number number:decimal-places="5" loext:min-decimal-places="5" number:min-integer-digits="1"/>
    </number:number-style>
    <number:date-style style:name="N116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116">
      <number:text-content/>
      <style:map style:condition="value()&lt;=1.79769313486232E+308" style:apply-style-name="N116P0"/>
    </number:text-style>
    <number:time-style style:name="N118P0" style:volatile="true">
      <number:hours/>
      <number:text>:</number:text>
      <number:minutes number:style="long"/>
    </number:time-style>
    <number:text-style style:name="N118">
      <number:text-content/>
      <style:map style:condition="value()&lt;=1.79769313486232E+308" style:apply-style-name="N118P0"/>
    </number:text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4" loext:min-decimal-places="4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ální_20_3" style:display-name="Normální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.00.0000</text:date>, <text:time style:data-style-name="N2" text:time-value="18:15:48.798682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5:51:45.865330445</meta:creation-date>
    <dc:date>2019-08-06T18:19:18.831019693</dc:date>
    <meta:editing-duration>PT4H23M16S</meta:editing-duration>
    <meta:editing-cycles>11</meta:editing-cycles>
    <meta:generator>LibreOffice/6.1.6.3$Linux_X86_64 LibreOffice_project/10$Build-3</meta:generator>
    <meta:document-statistic meta:table-count="1" meta:cell-count="133" meta:object-count="0"/>
  </office:meta>
</office:document-meta>
</file>